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efc864fa040" style:family="table" style:master-page-name="ta-mp-0x7efc864fa040">
      <style:table-properties table:display="true" style:writing-mode="lr-tb"/>
    </style:style>
    <style:style style:name="ta-0x7efc864fa230" style:family="table" style:master-page-name="ta-mp-0x7efc864fa230">
      <style:table-properties table:display="true" style:writing-mode="lr-tb"/>
    </style:style>
    <style:style style:name="ta-0x7efc864fa420" style:family="table" style:master-page-name="ta-mp-0x7efc864fa420">
      <style:table-properties table:display="true" style:writing-mode="lr-tb"/>
    </style:style>
    <style:style style:name="ta-0x7efc864fa610" style:family="table" style:master-page-name="ta-mp-0x7efc864fa610">
      <style:table-properties table:display="true" style:writing-mode="lr-tb"/>
    </style:style>
    <style:style style:name="ta-0x7efc864fa800" style:family="table" style:master-page-name="ta-mp-0x7efc864fa800">
      <style:table-properties table:display="true" style:writing-mode="lr-tb"/>
    </style:style>
    <style:style style:name="ta-0x7efc864fa9f0" style:family="table" style:master-page-name="ta-mp-0x7efc864fa9f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efc865133f0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efc8651351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efc8651364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c86513768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c865340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c8651389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efc86513d3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ff" fo:font-family="Sans"/>
    </style:style>
    <style:style style:name="ACE-0x7efc8653413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c865139b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efc86513e5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c86513ae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c86513c0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c86513f8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c865141d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efc865140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efc865142f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efc8651479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ff" fo:font-family="Sans"/>
    </style:style>
    <style:style style:name="ACE-0x7efc8653425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c8651442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efc865148c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c8651454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c8651467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c865149e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c86514c3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efc86514b1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efc86514d6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efc8651520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ff" fo:font-family="Sans"/>
    </style:style>
    <style:style style:name="ACE-0x7efc8653438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c86514e8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efc8651532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c86514fb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c865150d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c8651545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c865156a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efc8651557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efc865157c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efc86515c6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ff" fo:font-family="Sans"/>
    </style:style>
    <style:style style:name="ACE-0x7efc865344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c865158f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efc86515d9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c86515a1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c86515b4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c86515eb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c865161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efc86515fe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efc8651623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efc865166d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ff" fo:font-family="Sans"/>
    </style:style>
    <style:style style:name="ACE-0x7efc865345d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c8651635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efc8653be0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c8651648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c865165a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c8653bf3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c8653c18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efc8653c05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OL-1" style:family="table-column">
      <style:table-column-properties style:column-width="108.75pt" style:use-optimal-column-width="true"/>
    </style:style>
    <style:style style:name="ACOL-2" style:family="table-column"/>
    <style:style style:name="ACOL-3" style:family="table-column">
      <style:table-column-properties style:column-width="150.75pt" style:use-optimal-column-width="true"/>
    </style:style>
    <style:style style:name="ACOL-4" style:family="table-column">
      <style:table-column-properties style:column-width="125.25pt" style:use-optimal-column-width="false"/>
    </style:style>
    <style:style style:name="ACOL-5" style:family="table-column">
      <style:table-column-properties style:column-width="131.25pt" style:use-optimal-column-width="true"/>
    </style:style>
    <style:style style:name="ACOL-6" style:family="table-column">
      <style:table-column-properties style:column-width="301.50pt" style:use-optimal-column-width="false"/>
    </style:style>
    <style:style style:name="ACOL-7" style:family="table-column">
      <style:table-column-properties style:column-width="64.26pt" style:use-optimal-column-width="true"/>
    </style:style>
    <style:style style:name="ACOL-8" style:family="table-column">
      <style:table-column-properties style:column-width="48.75pt" style:use-optimal-column-width="true"/>
    </style:style>
    <style:style style:name="ACOL-9" style:family="table-column">
      <style:table-column-properties style:column-width="81.00pt" style:use-optimal-column-width="true"/>
    </style:style>
    <style:style style:name="ACOL-10" style:family="table-column">
      <style:table-column-properties style:column-width="120.75pt" style:use-optimal-column-width="true"/>
    </style:style>
    <style:style style:name="ACOL-11" style:family="table-column">
      <style:table-column-properties style:column-width="151.50pt" style:use-optimal-column-width="true"/>
    </style:style>
    <style:style style:name="ACOL-12" style:family="table-column">
      <style:table-column-properties style:column-width="54.00pt" style:use-optimal-column-width="true"/>
    </style:style>
    <style:style style:name="ACOL-13" style:family="table-column">
      <style:table-column-properties style:column-width="64.50pt" style:use-optimal-column-width="true"/>
    </style:style>
    <style:style style:name="AROW-1" style:family="table-row">
      <style:table-row-properties style:row-height="13.41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/>
    <style:style style:name="AROW-4" style:family="table-row">
      <style:table-row-properties style:row-height="14.91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TestCase" table:style-name="ta-0x7efc864fa040" table:print="false">
        <office:forms form:automatic-focus="false" form:apply-design-mode="false">
          <form:form/>
        </office:forms>
        <table:table-column table:style-name="ACOL-1"/>
        <table:table-column table:style-name="ACOL-0" table:number-columns-repeated="127"/>
        <table:table-row table:style-name="AROW-1">
          <table:table-cell table:style-name="ACE-0x7efc865133f0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2">
          <table:table-cell table:style-name="ACE-0x7efc86513518" office:value-type="string">
            <text:p>openApplication</text:p>
          </table:table-cell>
          <table:table-cell table:number-columns-repeated="127" table:style-name="Gnumeric-default"/>
        </table:table-row>
        <table:table-row table:style-name="AROW-2">
          <table:table-cell table:style-name="ACE-0x7efc86513640" office:value-type="string">
            <text:p>appLogin</text:p>
          </table:table-cell>
          <table:table-cell table:number-columns-repeated="127" table:style-name="Gnumeric-default"/>
        </table:table-row>
        <table:table-row table:style-name="AROW-2">
          <table:table-cell table:style-name="ACE-0x7efc86513768" office:value-type="string">
            <text:p>closeApplication</text:p>
          </table:table-cell>
          <table:table-cell table:number-columns-repeated="127" table:style-name="Gnumeric-default"/>
        </table:table-row>
        <table:table-row table:style-name="AROW-2" table:number-rows-repeated="2">
          <table:table-cell table:number-columns-repeated="128"/>
        </table:table-row>
        <table:table-row table:style-name="AROW-0" table:number-rows-repeated="122">
          <table:table-cell table:number-columns-repeated="128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1_TestData" table:style-name="ta-0x7efc864fa230" table:print="false">
        <office:forms form:automatic-focus="false" form:apply-design-mode="false">
          <form:form/>
        </office:forms>
        <table:table-column table:default-cell-style-name="ACE-0x7efc86534130" table:style-name="ACOL-3"/>
        <table:table-column table:default-cell-style-name="ACE-0x7efc86534130" table:style-name="ACOL-4"/>
        <table:table-column table:default-cell-style-name="ACE-0x7efc86534130" table:style-name="ACOL-5"/>
        <table:table-column table:default-cell-style-name="ACE-0x7efc86534130" table:style-name="ACOL-6"/>
        <table:table-column table:default-cell-style-name="ACE-0x7efc86534130" table:style-name="ACOL-7"/>
        <table:table-column table:default-cell-style-name="ACE-0x7efc86534130" table:style-name="ACOL-8"/>
        <table:table-column table:default-cell-style-name="ACE-0x7efc86534130" table:style-name="ACOL-9"/>
        <table:table-column table:default-cell-style-name="ACE-0x7efc86534130" table:style-name="ACOL-10"/>
        <table:table-column table:default-cell-style-name="ACE-0x7efc86534130" table:style-name="ACOL-11"/>
        <table:table-column table:default-cell-style-name="ACE-0x7efc86534130" table:style-name="ACOL-12"/>
        <table:table-column table:default-cell-style-name="ACE-0x7efc86534130" table:style-name="ACOL-13"/>
        <table:table-column table:default-cell-style-name="ACE-0x7efc86534130" table:style-name="ACOL-0" table:number-columns-repeated="117"/>
        <table:table-row table:style-name="AROW-2">
          <table:table-cell table:style-name="ACE-0x7efc86513890" office:value-type="string">
            <text:p>AppLogin_Email_Address</text:p>
          </table:table-cell>
          <table:table-cell table:style-name="ACE-0x7efc865139b8" office:value-type="string">
            <text:p>AppLogin_Password</text:p>
          </table:table-cell>
          <table:table-cell table:style-name="ACE-0x7efc86513ae0" office:value-type="string">
            <text:p>Successful Login Messgae</text:p>
          </table:table-cell>
          <table:table-cell table:style-name="ACE-0x7efc86513c08" office:value-type="string">
            <text:p>Un-Successful Login Messgae</text:p>
          </table:table-cell>
          <table:table-cell table:number-columns-repeated="124" table:style-name="ACE-0x7efc86534130"/>
        </table:table-row>
        <table:table-row table:style-name="AROW-2">
          <table:table-cell table:style-name="ACE-0x7efc86513d30" office:value-type="string">
            <text:p>AutoTest@crestechglobal.com</text:p>
          </table:table-cell>
          <table:table-cell table:style-name="ACE-0x7efc86513e58" office:value-type="float" office:value="123456">
            <text:p>123456</text:p>
          </table:table-cell>
          <table:table-cell table:style-name="ACE-0x7efc86513e58"/>
          <table:table-cell table:style-name="ACE-0x7efc86513f80" office:value-type="string">
            <text:p>Error: The username or password you entered is incorrect.</text:p>
          </table:table-cell>
          <table:table-cell table:number-columns-repeated="2" table:style-name="ACE-0x7efc865140a8"/>
          <table:table-cell table:number-columns-repeated="122" table:style-name="ACE-0x7efc86534130"/>
        </table:table-row>
        <table:table-row table:style-name="AROW-4">
          <table:table-cell table:number-columns-repeated="3" table:style-name="ACE-0x7efc86534130"/>
          <table:table-cell table:style-name="ACE-0x7efc865141d0"/>
          <table:table-cell table:number-columns-repeated="124" table:style-name="ACE-0x7efc86534130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MQA1_TestData'.$A$1"/>
          <table:named-expression table:name="Sheet_Title" table:expression="of:=&quot;MQA1_TestData&quot;" table:base-cell-address="$'MQA1_TestData'.$A$1"/>
        </table:named-expressions>
        <gnm:selections gnm:cursor-col="2" gnm:cursor-row="14">
          <gnm:selection gnm:start-col="2" gnm:start-row="14" gnm:end-col="2" gnm:end-row="14"/>
        </gnm:selections>
      </table:table>
      <table:table table:name="MQA2_TestData" table:style-name="ta-0x7efc864fa420" table:print="false">
        <office:forms form:automatic-focus="false" form:apply-design-mode="false">
          <form:form/>
        </office:forms>
        <table:table-column table:default-cell-style-name="ACE-0x7efc86534258" table:style-name="ACOL-3"/>
        <table:table-column table:default-cell-style-name="ACE-0x7efc86534258" table:style-name="ACOL-4"/>
        <table:table-column table:default-cell-style-name="ACE-0x7efc86534258" table:style-name="ACOL-5"/>
        <table:table-column table:default-cell-style-name="ACE-0x7efc86534258" table:style-name="ACOL-6"/>
        <table:table-column table:default-cell-style-name="ACE-0x7efc86534258" table:style-name="ACOL-7"/>
        <table:table-column table:default-cell-style-name="ACE-0x7efc86534258" table:style-name="ACOL-8"/>
        <table:table-column table:default-cell-style-name="ACE-0x7efc86534258" table:style-name="ACOL-9"/>
        <table:table-column table:default-cell-style-name="ACE-0x7efc86534258" table:style-name="ACOL-10"/>
        <table:table-column table:default-cell-style-name="ACE-0x7efc86534258" table:style-name="ACOL-11"/>
        <table:table-column table:default-cell-style-name="ACE-0x7efc86534258" table:style-name="ACOL-12"/>
        <table:table-column table:default-cell-style-name="ACE-0x7efc86534258" table:style-name="ACOL-13"/>
        <table:table-column table:default-cell-style-name="ACE-0x7efc86534258" table:style-name="ACOL-0" table:number-columns-repeated="117"/>
        <table:table-row table:style-name="AROW-2">
          <table:table-cell table:style-name="ACE-0x7efc865142f8" office:value-type="string">
            <text:p>AppLogin_Email_Address</text:p>
          </table:table-cell>
          <table:table-cell table:style-name="ACE-0x7efc86514420" office:value-type="string">
            <text:p>AppLogin_Password</text:p>
          </table:table-cell>
          <table:table-cell table:style-name="ACE-0x7efc86514548" office:value-type="string">
            <text:p>Successful Login Messgae</text:p>
          </table:table-cell>
          <table:table-cell table:style-name="ACE-0x7efc86514670" office:value-type="string">
            <text:p>Un-Successful Login Messgae</text:p>
          </table:table-cell>
          <table:table-cell table:number-columns-repeated="124" table:style-name="ACE-0x7efc86534258"/>
        </table:table-row>
        <table:table-row table:style-name="AROW-2">
          <table:table-cell table:style-name="ACE-0x7efc86514798" office:value-type="string">
            <text:p>AutoTest@crestechglobal.com</text:p>
          </table:table-cell>
          <table:table-cell table:style-name="ACE-0x7efc865148c0" office:value-type="float" office:value="123456">
            <text:p>123456</text:p>
          </table:table-cell>
          <table:table-cell table:style-name="ACE-0x7efc865148c0"/>
          <table:table-cell table:style-name="ACE-0x7efc865149e8" office:value-type="string">
            <text:p>Error: The username or password you entered is incorrect.</text:p>
          </table:table-cell>
          <table:table-cell table:number-columns-repeated="2" table:style-name="ACE-0x7efc86514b10"/>
          <table:table-cell table:number-columns-repeated="122" table:style-name="ACE-0x7efc86534258"/>
        </table:table-row>
        <table:table-row table:style-name="AROW-4">
          <table:table-cell table:number-columns-repeated="3" table:style-name="ACE-0x7efc86534258"/>
          <table:table-cell table:style-name="ACE-0x7efc86514c38"/>
          <table:table-cell table:number-columns-repeated="124" table:style-name="ACE-0x7efc86534258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MQA2_TestData'.$A$1"/>
          <table:named-expression table:name="Sheet_Title" table:expression="of:=&quot;MQA2_TestData&quot;" table:base-cell-address="$'MQA2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3_TestData" table:style-name="ta-0x7efc864fa610" table:print="false">
        <office:forms form:automatic-focus="false" form:apply-design-mode="false">
          <form:form/>
        </office:forms>
        <table:table-column table:default-cell-style-name="ACE-0x7efc86534380" table:style-name="ACOL-3"/>
        <table:table-column table:default-cell-style-name="ACE-0x7efc86534380" table:style-name="ACOL-4"/>
        <table:table-column table:default-cell-style-name="ACE-0x7efc86534380" table:style-name="ACOL-5"/>
        <table:table-column table:default-cell-style-name="ACE-0x7efc86534380" table:style-name="ACOL-6"/>
        <table:table-column table:default-cell-style-name="ACE-0x7efc86534380" table:style-name="ACOL-7"/>
        <table:table-column table:default-cell-style-name="ACE-0x7efc86534380" table:style-name="ACOL-8"/>
        <table:table-column table:default-cell-style-name="ACE-0x7efc86534380" table:style-name="ACOL-9"/>
        <table:table-column table:default-cell-style-name="ACE-0x7efc86534380" table:style-name="ACOL-10"/>
        <table:table-column table:default-cell-style-name="ACE-0x7efc86534380" table:style-name="ACOL-11"/>
        <table:table-column table:default-cell-style-name="ACE-0x7efc86534380" table:style-name="ACOL-12"/>
        <table:table-column table:default-cell-style-name="ACE-0x7efc86534380" table:style-name="ACOL-13"/>
        <table:table-column table:default-cell-style-name="ACE-0x7efc86534380" table:style-name="ACOL-0" table:number-columns-repeated="117"/>
        <table:table-row table:style-name="AROW-2">
          <table:table-cell table:style-name="ACE-0x7efc86514d60" office:value-type="string">
            <text:p>AppLogin_Email_Address</text:p>
          </table:table-cell>
          <table:table-cell table:style-name="ACE-0x7efc86514e88" office:value-type="string">
            <text:p>AppLogin_Password</text:p>
          </table:table-cell>
          <table:table-cell table:style-name="ACE-0x7efc86514fb0" office:value-type="string">
            <text:p>Successful Login Messgae</text:p>
          </table:table-cell>
          <table:table-cell table:style-name="ACE-0x7efc865150d8" office:value-type="string">
            <text:p>Un-Successful Login Messgae</text:p>
          </table:table-cell>
          <table:table-cell table:number-columns-repeated="124" table:style-name="ACE-0x7efc86534380"/>
        </table:table-row>
        <table:table-row table:style-name="AROW-2">
          <table:table-cell table:style-name="ACE-0x7efc86515200" office:value-type="string">
            <text:p>AutoTest@crestechglobal.com</text:p>
          </table:table-cell>
          <table:table-cell table:style-name="ACE-0x7efc86515328" office:value-type="float" office:value="123456">
            <text:p>123456</text:p>
          </table:table-cell>
          <table:table-cell table:style-name="ACE-0x7efc86515328"/>
          <table:table-cell table:style-name="ACE-0x7efc86515450" office:value-type="string">
            <text:p>Error: The username or password you entered is incorrect.</text:p>
          </table:table-cell>
          <table:table-cell table:number-columns-repeated="2" table:style-name="ACE-0x7efc86515578"/>
          <table:table-cell table:number-columns-repeated="122" table:style-name="ACE-0x7efc86534380"/>
        </table:table-row>
        <table:table-row table:style-name="AROW-4">
          <table:table-cell table:number-columns-repeated="3" table:style-name="ACE-0x7efc86534380"/>
          <table:table-cell table:style-name="ACE-0x7efc865156a0"/>
          <table:table-cell table:number-columns-repeated="124" table:style-name="ACE-0x7efc86534380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MQA3_TestData'.$A$1"/>
          <table:named-expression table:name="Sheet_Title" table:expression="of:=&quot;MQA3_TestData&quot;" table:base-cell-address="$'MQA3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4_TestData" table:style-name="ta-0x7efc864fa800" table:print="false">
        <office:forms form:automatic-focus="false" form:apply-design-mode="false">
          <form:form/>
        </office:forms>
        <table:table-column table:default-cell-style-name="ACE-0x7efc865344a8" table:style-name="ACOL-3"/>
        <table:table-column table:default-cell-style-name="ACE-0x7efc865344a8" table:style-name="ACOL-4"/>
        <table:table-column table:default-cell-style-name="ACE-0x7efc865344a8" table:style-name="ACOL-5"/>
        <table:table-column table:default-cell-style-name="ACE-0x7efc865344a8" table:style-name="ACOL-6"/>
        <table:table-column table:default-cell-style-name="ACE-0x7efc865344a8" table:style-name="ACOL-7"/>
        <table:table-column table:default-cell-style-name="ACE-0x7efc865344a8" table:style-name="ACOL-8"/>
        <table:table-column table:default-cell-style-name="ACE-0x7efc865344a8" table:style-name="ACOL-9"/>
        <table:table-column table:default-cell-style-name="ACE-0x7efc865344a8" table:style-name="ACOL-10"/>
        <table:table-column table:default-cell-style-name="ACE-0x7efc865344a8" table:style-name="ACOL-11"/>
        <table:table-column table:default-cell-style-name="ACE-0x7efc865344a8" table:style-name="ACOL-12"/>
        <table:table-column table:default-cell-style-name="ACE-0x7efc865344a8" table:style-name="ACOL-13"/>
        <table:table-column table:default-cell-style-name="ACE-0x7efc865344a8" table:style-name="ACOL-0" table:number-columns-repeated="117"/>
        <table:table-row table:style-name="AROW-2">
          <table:table-cell table:style-name="ACE-0x7efc865157c8" office:value-type="string">
            <text:p>AppLogin_Email_Address</text:p>
          </table:table-cell>
          <table:table-cell table:style-name="ACE-0x7efc865158f0" office:value-type="string">
            <text:p>AppLogin_Password</text:p>
          </table:table-cell>
          <table:table-cell table:style-name="ACE-0x7efc86515a18" office:value-type="string">
            <text:p>Successful Login Messgae</text:p>
          </table:table-cell>
          <table:table-cell table:style-name="ACE-0x7efc86515b40" office:value-type="string">
            <text:p>Un-Successful Login Messgae</text:p>
          </table:table-cell>
          <table:table-cell table:number-columns-repeated="124" table:style-name="ACE-0x7efc865344a8"/>
        </table:table-row>
        <table:table-row table:style-name="AROW-2">
          <table:table-cell table:style-name="ACE-0x7efc86515c68" office:value-type="string">
            <text:p>AutoTest@crestechglobal.com</text:p>
          </table:table-cell>
          <table:table-cell table:style-name="ACE-0x7efc86515d90" office:value-type="float" office:value="123456">
            <text:p>123456</text:p>
          </table:table-cell>
          <table:table-cell table:style-name="ACE-0x7efc86515d90"/>
          <table:table-cell table:style-name="ACE-0x7efc86515eb8" office:value-type="string">
            <text:p>Error: The username or password you entered is incorrect.</text:p>
          </table:table-cell>
          <table:table-cell table:number-columns-repeated="2" table:style-name="ACE-0x7efc86515fe0"/>
          <table:table-cell table:number-columns-repeated="122" table:style-name="ACE-0x7efc865344a8"/>
        </table:table-row>
        <table:table-row table:style-name="AROW-4">
          <table:table-cell table:number-columns-repeated="3" table:style-name="ACE-0x7efc865344a8"/>
          <table:table-cell table:style-name="ACE-0x7efc86516108"/>
          <table:table-cell table:number-columns-repeated="124" table:style-name="ACE-0x7efc865344a8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MQA4_TestData'.$A$1"/>
          <table:named-expression table:name="Sheet_Title" table:expression="of:=&quot;MQA4_TestData&quot;" table:base-cell-address="$'MQA4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5_TestData" table:style-name="ta-0x7efc864fa9f0" table:print="false">
        <office:forms form:automatic-focus="false" form:apply-design-mode="false">
          <form:form/>
        </office:forms>
        <table:table-column table:default-cell-style-name="ACE-0x7efc865345d0" table:style-name="ACOL-3"/>
        <table:table-column table:default-cell-style-name="ACE-0x7efc865345d0" table:style-name="ACOL-4"/>
        <table:table-column table:default-cell-style-name="ACE-0x7efc865345d0" table:style-name="ACOL-5"/>
        <table:table-column table:default-cell-style-name="ACE-0x7efc865345d0" table:style-name="ACOL-6"/>
        <table:table-column table:default-cell-style-name="ACE-0x7efc865345d0" table:style-name="ACOL-7"/>
        <table:table-column table:default-cell-style-name="ACE-0x7efc865345d0" table:style-name="ACOL-8"/>
        <table:table-column table:default-cell-style-name="ACE-0x7efc865345d0" table:style-name="ACOL-9"/>
        <table:table-column table:default-cell-style-name="ACE-0x7efc865345d0" table:style-name="ACOL-10"/>
        <table:table-column table:default-cell-style-name="ACE-0x7efc865345d0" table:style-name="ACOL-11"/>
        <table:table-column table:default-cell-style-name="ACE-0x7efc865345d0" table:style-name="ACOL-12"/>
        <table:table-column table:default-cell-style-name="ACE-0x7efc865345d0" table:style-name="ACOL-13"/>
        <table:table-column table:default-cell-style-name="ACE-0x7efc865345d0" table:style-name="ACOL-0" table:number-columns-repeated="117"/>
        <table:table-row table:style-name="AROW-2">
          <table:table-cell table:style-name="ACE-0x7efc86516230" office:value-type="string">
            <text:p>AppLogin_Email_Address</text:p>
          </table:table-cell>
          <table:table-cell table:style-name="ACE-0x7efc86516358" office:value-type="string">
            <text:p>AppLogin_Password</text:p>
          </table:table-cell>
          <table:table-cell table:style-name="ACE-0x7efc86516480" office:value-type="string">
            <text:p>Successful Login Messgae</text:p>
          </table:table-cell>
          <table:table-cell table:style-name="ACE-0x7efc865165a8" office:value-type="string">
            <text:p>Un-Successful Login Messgae</text:p>
          </table:table-cell>
          <table:table-cell table:number-columns-repeated="124" table:style-name="ACE-0x7efc865345d0"/>
        </table:table-row>
        <table:table-row table:style-name="AROW-2">
          <table:table-cell table:style-name="ACE-0x7efc865166d0" office:value-type="string">
            <text:p>AutoTest@crestechglobal.com</text:p>
          </table:table-cell>
          <table:table-cell table:style-name="ACE-0x7efc8653be08" office:value-type="float" office:value="123456">
            <text:p>123456</text:p>
          </table:table-cell>
          <table:table-cell table:style-name="ACE-0x7efc8653be08"/>
          <table:table-cell table:style-name="ACE-0x7efc8653bf30" office:value-type="string">
            <text:p>Error: The username or password you entered is incorrect.</text:p>
          </table:table-cell>
          <table:table-cell table:number-columns-repeated="2" table:style-name="ACE-0x7efc8653c058"/>
          <table:table-cell table:number-columns-repeated="122" table:style-name="ACE-0x7efc865345d0"/>
        </table:table-row>
        <table:table-row table:style-name="AROW-4">
          <table:table-cell table:number-columns-repeated="3" table:style-name="ACE-0x7efc865345d0"/>
          <table:table-cell table:style-name="ACE-0x7efc8653c180"/>
          <table:table-cell table:number-columns-repeated="124" table:style-name="ACE-0x7efc865345d0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MQA5_TestData'.$A$1"/>
          <table:named-expression table:name="Sheet_Title" table:expression="of:=&quot;MQA5_TestData&quot;" table:base-cell-address="$'MQA5_TestData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efc86362a1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efc864df84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efc865387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efc8649e02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efc864ab33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efc865026c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efc864fa040" style:display-name="TestCase" style:page-layout-name="pl-0x7efc86362a1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efc864fa230" style:display-name="MQA1_TestData" style:page-layout-name="pl-0x7efc864df84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efc864fa420" style:display-name="MQA2_TestData" style:page-layout-name="pl-0x7efc865387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efc864fa610" style:display-name="MQA3_TestData" style:page-layout-name="pl-0x7efc8649e02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efc864fa800" style:display-name="MQA4_TestData" style:page-layout-name="pl-0x7efc864ab33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efc864fa9f0" style:display-name="MQA5_TestData" style:page-layout-name="pl-0x7efc865026c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6-23T11:26:19Z</dc:date>
    <meta:creation-date>2014-12-16T16:26:20Z</meta:creation-date>
    <meta:editing-cycles>29</meta:editing-cycles>
    <meta:editing-duration>PT3H52M23S</meta:editing-duration>
    <meta:generator>gnumeric/1.12.9</meta:generator>
    <meta:initial-creator>sakshi juneja</meta:initial-creator>
  </office:meta>
</office:document-meta>
</file>